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d7d5" officeooo:paragraph-rsid="0018d7d5"/>
    </style:style>
    <style:style style:name="P2" style:family="paragraph" style:parent-style-name="Standard">
      <style:paragraph-properties fo:text-align="center" style:justify-single-word="false"/>
      <style:text-properties officeooo:rsid="0018d7d5" officeooo:paragraph-rsid="0018d7d5"/>
    </style:style>
    <style:style style:name="P3" style:family="paragraph" style:parent-style-name="Standard">
      <style:text-properties fo:font-style="italic" officeooo:rsid="0018d7d5" officeooo:paragraph-rsid="0018d7d5" style:font-style-asian="italic" style:font-style-complex="italic"/>
    </style:style>
    <style:style style:name="P4" style:family="paragraph" style:parent-style-name="Standard">
      <style:text-properties officeooo:rsid="001a0f38" officeooo:paragraph-rsid="001a0f38"/>
    </style:style>
    <style:style style:name="P5" style:family="paragraph" style:parent-style-name="Standard">
      <style:text-properties officeooo:rsid="001a0f38" officeooo:paragraph-rsid="001a595d"/>
    </style:style>
    <style:style style:name="P6" style:family="paragraph" style:parent-style-name="Standard">
      <style:text-properties officeooo:rsid="001a0f38" officeooo:paragraph-rsid="001ae727"/>
    </style:style>
    <style:style style:name="P7" style:family="paragraph" style:parent-style-name="Standard">
      <style:text-properties officeooo:rsid="001ae727" officeooo:paragraph-rsid="001a595d"/>
    </style:style>
    <style:style style:name="P8" style:family="paragraph" style:parent-style-name="Standard">
      <style:text-properties officeooo:rsid="001ae727" officeooo:paragraph-rsid="001ae727"/>
    </style:style>
    <style:style style:name="P9" style:family="paragraph" style:parent-style-name="Standard">
      <style:text-properties officeooo:rsid="001ae727" officeooo:paragraph-rsid="001bdb1b"/>
    </style:style>
    <style:style style:name="P10" style:family="paragraph" style:parent-style-name="Standard">
      <style:text-properties officeooo:rsid="001bdb1b" officeooo:paragraph-rsid="001ae727"/>
    </style:style>
    <style:style style:name="P11" style:family="paragraph" style:parent-style-name="Standard">
      <style:text-properties officeooo:rsid="001bdb1b" officeooo:paragraph-rsid="001bdb1b"/>
    </style:style>
    <style:style style:name="T1" style:family="text">
      <style:text-properties officeooo:rsid="0018d7d5"/>
    </style:style>
    <style:style style:name="T2" style:family="text">
      <style:text-properties style:text-position="sub 58%"/>
    </style:style>
    <style:style style:name="T3" style:family="text">
      <style:text-properties officeooo:rsid="001a0f38"/>
    </style:style>
    <style:style style:name="T4" style:family="text">
      <style:text-properties style:font-name="Courier New"/>
    </style:style>
    <style:style style:name="T5" style:family="text">
      <style:text-properties officeooo:rsid="001a59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al Logic of Equivalences</text:p>
      <text:p text:style-name="P2">by Sven Nilsen, 2020</text:p>
      <text:p text:style-name="P1"/>
      <text:p text:style-name="P3">In this paper I introduce a modal logic of equivalences.</text:p>
      <text:p text:style-name="P1"/>
      <text:p text:style-name="P1">When there is an equivalence structure of propositions:</text:p>
      <text:p text:style-name="P1"/>
      <text:p text:style-name="P1"><text:tab/>(p<text:span text:style-name="T2">0</text:span> ~= p<text:span text:style-name="T2">1</text:span>) ~= (p<text:span text:style-name="T2">2</text:span> ~= p<text:span text:style-name="T2">3</text:span>)</text:p>
      <text:p text:style-name="P1"/>
      <text:p text:style-name="P1"><text:tab/>p<text:span text:style-name="T2">i</text:span> : bool</text:p>
      <text:p text:style-name="P1"/>
      <text:p text:style-name="P1">The modal logic of equivalences has the following modalities:</text:p>
      <text:p text:style-name="P1"/>
      <text:p text:style-name="P1"><text:tab/>□p = ∀ i { p<text:span text:style-name="T2">i</text:span> }<text:tab/><text:tab/><text:tab/>It is “necessary” that `p`</text:p>
      <text:p text:style-name="P1"><text:tab/>◇p = ∃ i { p<text:span text:style-name="T2">i</text:span> }<text:tab/><text:tab/><text:tab/>It is “possibly” that `p`</text:p>
      <text:p text:style-name="P1"/>
      <text:p text:style-name="P1">This can be combined with sub-types in path semantics, for example:</text:p>
      <text:p text:style-name="P1"/>
      <text:p text:style-name="P1"><text:span text:style-name="T4">∵</text:span><text:tab/>x := (a ~= b) ~= (c ~= d)</text:p>
      <text:p text:style-name="P1"/>
      <text:p text:style-name="P1"><text:span text:style-name="T4">∴</text:span><text:tab/><text:span text:style-name="T3">(x : (= a)) = (true ~= false) ~= (false ~= false)</text:span></text:p>
      <text:p text:style-name="P1"/>
      <text:p text:style-name="P1"><text:span text:style-name="T4">∴</text:span><text:tab/>¬□(x : (= a))<text:tab/><text:tab/>It is not necessary that all `x` is equal to `a`</text:p>
      <text:p text:style-name="P1"/>
      <text:p text:style-name="P1"><text:span text:style-name="T4">∴</text:span><text:tab/>◇(x : (= a))<text:tab/><text:tab/>It is possible that some `x` is equal to `a`</text:p>
      <text:p text:style-name="P1"/>
      <text:p text:style-name="P4">Modal logic fits here because since one is constructing equivalences,<text:line-break/>it is interesting to reflect over the possible states, or “possible worlds” which are considered equivalent.</text:p>
      <text:p text:style-name="P9"/>
      <text:p text:style-name="P11">This makes it easier to prove things from the axioms of Sized Type Theory.</text:p>
      <text:p text:style-name="P4"/>
      <text:p text:style-name="P4"><text:tab/><text:span text:style-name="T1">□(p : (= x))<text:tab/><text:tab/>`p` can be constructed by composing equivalence reflexivity `x ~= x`</text:span></text:p>
      <text:p text:style-name="P4"/>
      <text:p text:style-name="P6"><text:tab/><text:span text:style-name="T1">¬◇(p : (= x))<text:tab/><text:tab/>`p` can not be constructed by any “known” method by `x`</text:span></text:p>
      <text:p text:style-name="P4"/>
      <text:p text:style-name="P5"><text:tab/><text:span text:style-name="T1">□p &lt;=&gt; □(p : (= true))</text:span></text:p>
      <text:p text:style-name="P7"/>
      <text:p text:style-name="P8"><text:tab/><text:span text:style-name="T1">¬◇</text:span>p &lt;=&gt; <text:span text:style-name="T1">□</text:span>(p : (= false)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43:25.314019000</meta:creation-date>
    <dc:date>2020-03-21T20:33:39.189833000</dc:date>
    <meta:editing-duration>PT9M22S</meta:editing-duration>
    <meta:editing-cycles>1</meta:editing-cycles>
    <meta:document-statistic meta:table-count="0" meta:image-count="0" meta:object-count="0" meta:page-count="1" meta:paragraph-count="20" meta:word-count="216" meta:character-count="1067" meta:non-whitespace-character-count="855"/>
    <meta:generator>LibreOffice/5.1.2.2$MacOSX_X86_64 LibreOffice_project/d3bf12ecb743fc0d20e0be0c58ca359301eb705f</meta:generator>
  </office:meta>
</office:document-meta>
</file>